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nzept</text:h>
      <text:p text:style-name="Text_20_body">SPI mit Up Board als Master. Einzelne Leitung mit der der Arduino melden kann, wenn er Daten hat.</text:p>
      <text:p text:style-name="Text_20_body">Taktgeber ist der Arduino und das UpBoard synchronisiert sich darauf.</text:p>
      <text:h text:style-name="Heading_20_2" text:outline-level="2">Synchronisation zu Beginn</text:h>
      <text:p text:style-name="Text_20_body">Beide Geräte werden gestartet. Es spielt keine Rolle in welcher Reihenfolge.</text:p>
      <text:p text:style-name="Text_20_body">Jeden Zyklus meldet der Arduino, dass er Daten bereit hat für ca. 10% der Zyklus-Zeit.</text:p>
      <text:p text:style-name="Text_20_body">Das Up-Board pollt diesen Pin für ca. 20% des Zyklus. Während dieser Phase beginnt der Zyklus jeweils ca. 10% früher, bis die steigende Flanke detektiert wurde.</text:p>
      <text:p text:style-name="Text_20_body">Sobald die Flanke detektiert wurde, wird jeweils 10% früher gestartet zu pollen. Sobald die Flanke gefunden wurde, werden die Daten per SPI geholt, dann durchgerechnet, dann per SPI die Resultate zurückgeschickt.</text:p>
      <text:h text:style-name="Heading_20_2" text:outline-level="2">SPI</text:h>
      <text:p text:style-name="Text_20_body"><text:s/>Datasheet vom Atmega32U4, Seite 186: SPI slave works up to max f_osc/4 = 4 MHz (f_osc = 16 MHz)</text:p>
      <text:p text:style-name="Text_20_body"/>
      <text:h text:style-name="Heading_20_1" text:outline-level="1">TODOs</text:h>
      <text:list xml:id="list3771290529949998849" text:style-name="L1">
        <text:list-item>
          <text:p text:style-name="P1">SPI level am Up-Board messen =&gt; Messung zeigt 3.3V</text:p>
          <text:list>
            <text:list-item>
              <text:p text:style-name="P1">Rev: A0.300</text:p>
            </text:list-item>
          </text:list>
        </text:list-item>
        <text:list-item>
          <text:p text:style-name="P1">SPI level am Arduino Leonardo messen (Vermutung: 5V)</text:p>
        </text:list-item>
        <text:list-item>
          <text:p text:style-name="P1">Wie ist das mit den IOs während dem Startup. Sind evtl gewisse Pins als Ausgang geschalten?</text:p>
        </text:list-item>
        <text:list-item>
          <text:p text:style-name="P1">Sobald das Projekt weiter fortgeschritten ist, dann eine E-Mail Adresse anlegen und von der AGPL Lizenz Zeile 648 erfüllen: "Also add information on how to contact you by electronic and paper mail."</text:p>
          <text:list>
            <text:list-item>
              <text:p text:style-name="P1">Aus alten commits meine E-Mail löschen und Option in Github setzen:</text:p>
              <text:list>
                <text:list-item>
                  <text:p text:style-name="P1">Block command line pushes that expose my email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24M57S</meta:editing-duration>
    <meta:editing-cycles>18</meta:editing-cycles>
    <meta:generator>OpenOffice/4.1.5$Win32 OpenOffice.org_project/415m1$Build-9789</meta:generator>
    <dc:date>2019-02-14T22:03:28.20</dc:date>
    <meta:document-statistic meta:table-count="0" meta:image-count="0" meta:object-count="0" meta:page-count="1" meta:paragraph-count="18" meta:word-count="233" meta:character-count="1367"/>
    <meta:user-defined meta:name="Info 1"/>
    <meta:user-defined meta:name="Info 2"/>
    <meta:user-defined meta:name="Info 3"/>
    <meta:user-defined meta:name="Info 4"/>
  </office:meta>
</office:document-meta>
</file>